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hilanka" svg:font-family="Chilanka" style:font-pitch="variable"/>
    <style:font-face style:name="KacstBook" svg:font-family="KacstBook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rsid="0005615e" officeooo:paragraph-rsid="0005615e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8c8c8c" style:text-line-through-style="none" style:text-line-through-type="none" style:font-name="Courier New" fo:font-size="13pt" fo:font-style="italic" style:text-underline-style="none" fo:font-weight="normal" style:text-blinking="false" fo:background-color="#ffffff" style:font-size-asian="13pt" style:font-size-complex="13pt"/>
    </style:style>
    <style:style style:name="P4" style:family="paragraph" style:parent-style-name="Text_20_body">
      <style:paragraph-properties fo:margin-left="1.27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8c8c8c" style:text-line-through-style="none" style:text-line-through-type="none" style:font-name="Courier New" fo:font-size="13pt" fo:font-style="italic" style:text-underline-style="none" fo:font-weight="normal" officeooo:paragraph-rsid="00084845" style:text-blinking="false" fo:background-color="#ffffff" style:font-size-asian="13pt" style:font-size-complex="13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8c8c8c" style:text-line-through-style="none" style:text-line-through-type="none" style:font-name="Courier New" fo:font-size="13pt" fo:font-style="italic" style:text-underline-style="none" fo:font-weight="normal" officeooo:rsid="00084845" officeooo:paragraph-rsid="00084845" style:text-blinking="false" fo:background-color="#ffffff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0030165" text:style-name="L1">
        <text:list-item>
          <text:p text:style-name="P3"><text:bookmark text:name="docs-internal-guid-c052553b-7fff-becc-d7f7-ecb27df26e9e"/>Given an array (or string), the task is to reverse the array/string.</text:p>
          <text:p text:style-name="P3"><text:bookmark text:name="docs-internal-guid-cf39c887-7fff-0c75-0c0d-7e8858ad97d1"/>* i/p : [1,2,3,4]</text:p>
        </text:list-item>
      </text:list>
      <text:p text:style-name="P4">* o/p: [4,3,2,1]</text:p>
      <text:p text:style-name="P5">sol:</text:p>
      <text:p text:style-name="P1">#include &lt;stdio.h&gt;</text:p>
      <text:p text:style-name="P1">#include&lt;conio.h&gt;</text:p>
      <text:p text:style-name="P2">#include&lt;iostream&gt;</text:p>
      <text:p text:style-name="P1">using namespace std;</text:p>
      <text:p text:style-name="P1"><text:s text:c="6"/>void reverseArray(int arr[],int start, int end)</text:p>
      <text:p text:style-name="P1"><text:s text:c="6"/>{</text:p>
      <text:p text:style-name="P1"><text:s text:c="10"/>while(start&lt;end)</text:p>
      <text:p text:style-name="P1"><text:s text:c="10"/>{</text:p>
      <text:p text:style-name="P1"><text:s text:c="10"/>int temp=arr[start];</text:p>
      <text:p text:style-name="P1"><text:s text:c="10"/>int[start]=arr[end];</text:p>
      <text:p text:style-name="P1"><text:s text:c="10"/>int [end]=temp;</text:p>
      <text:p text:style-name="P1"><text:s text:c="10"/>start++;</text:p>
      <text:p text:style-name="P1"><text:s text:c="10"/>end--;</text:p>
      <text:p text:style-name="P1"><text:s text:c="10"/>}</text:p>
      <text:p text:style-name="P1"><text:s text:c="8"/>}</text:p>
      <text:p text:style-name="P1"><text:s text:c="8"/>void PrintArray(int arr[],int size)</text:p>
      <text:p text:style-name="P1"><text:s text:c="8"/>{</text:p>
      <text:p text:style-name="P1"><text:s text:c="12"/>for(int i=0;i&lt;size;i++)</text:p>
      <text:p text:style-name="P1"><text:s text:c="12"/>cout&lt;&lt;arr[i]&lt;&lt;" "&lt;&lt;endl;</text:p>
      <text:p text:style-name="P1"><text:s text:c="8"/>}</text:p>
      <text:p text:style-name="P1"><text:s text:c="8"/>int main()</text:p>
      <text:p text:style-name="P1"><text:s text:c="8"/>{</text:p>
      <text:p text:style-name="P1"><text:s text:c="12"/>int arr[]={1,2,3,4,5}</text:p>
      <text:p text:style-name="P1"><text:s text:c="12"/>int n=sizeof(arr)/sizeof(arr[0]);</text:p>
      <text:p text:style-name="P1"><text:s text:c="12"/>printArray(arr,n);</text:p>
      <text:p text:style-name="P1"><text:s text:c="12"/>reverseArray(arr,0,n-1);</text:p>
      <text:p text:style-name="P1"><text:s text:c="12"/>cout&lt;&lt;"Reversed array is"&lt;&lt;endl;</text:p>
      <text:p text:style-name="P1"><text:s text:c="12"/>printArray(arr,n);</text:p>
      <text:p text:style-name="P1"><text:s text:c="12"/>return 0;</text:p>
      <text:p text:style-name="P1"><text:s text:c="8"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hilanka" svg:font-family="Chilanka" style:font-pitch="variable"/>
    <style:font-face style:name="KacstBook" svg:font-family="KacstBook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6:04:05.937658577</meta:creation-date>
    <dc:date>2021-02-24T16:35:07.038901865</dc:date>
    <meta:editing-duration>PT17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73" meta:character-count="823" meta:non-whitespace-character-count="530"/>
  </office:meta>
</office:document-meta>
</file>